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B000002EE1CA6CCFD803C216D.png" manifest:media-type="image/png"/>
  <manifest:file-entry manifest:full-path="Pictures/100015D0000047710000504B5E4079B66EF3ABF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9.45cm" fo:min-width="5.8cm"/>
    </style:style>
    <style:style style:name="gr2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9.454cm" fo:min-width="6.5cm"/>
    </style:style>
    <style:style style:name="gr3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9.45cm" fo:min-width="4cm"/>
    </style:style>
    <style:style style:name="gr4" style:family="graphic" style:parent-style-name="standard">
      <style:graphic-properties draw:stroke="none" draw:fill="solid" draw:fill-color="#729fcf" draw:textarea-horizontal-align="justify" draw:textarea-vertical-align="middle" draw:auto-grow-height="false" fo:min-height="1.995cm" fo:min-width="3cm"/>
    </style:style>
    <style:style style:name="gr5" style:family="graphic" style:parent-style-name="standard">
      <style:graphic-properties draw:stroke="none" draw:fill="solid" draw:fill-color="#5eb91e" draw:textarea-vertical-align="middle"/>
    </style:style>
    <style:style style:name="gr6" style:family="graphic" style:parent-style-name="standard">
      <style:graphic-properties draw:stroke="none" draw:fill="solid" draw:fill-color="#50938a" draw:textarea-vertical-align="midd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1.996cm" fo:min-width="3cm"/>
    </style:style>
    <style:style style:name="gr10" style:family="graphic" style:parent-style-name="standard">
      <style:graphic-properties draw:stroke="none" draw:fill="solid" draw:fill-color="#666666" draw:textarea-vertical-align="middle"/>
    </style:style>
    <style:style style:name="gr11" style:family="graphic" style:parent-style-name="standard">
      <style:graphic-properties draw:stroke="none" draw:fill="solid" draw:fill-color="#808080" draw:textarea-vertical-align="middl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370%" draw:red="0%" draw:green="0%" draw:blue="0%" fo:clip="rect(0cm, 0cm, 0cm, 0cm)" draw:image-opacity="19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370%" draw:red="0%" draw:green="0%" draw:blue="0%" fo:clip="rect(0cm, 0cm, 0cm, 0cm)" draw:image-opacity="20%" style:mirror="none"/>
    </style:style>
    <style:style style:name="gr14" style:family="graphic" style:parent-style-name="objectwithoutfill">
      <style:graphic-properties draw:marker-end="Short_20_line_20_Arrow" draw:marker-end-width="0.2cm" draw:fill="solid" draw:textarea-vertical-align="middle"/>
    </style:style>
    <style:style style:name="gr15" style:family="graphic" style:parent-style-name="objectwithoutfill">
      <style:graphic-properties draw:marker-start="Short_20_line_20_Arrow" draw:marker-end="Short_20_line_20_Arrow" draw:marker-end-width="0.2cm" draw:fill="solid" draw:textarea-vertical-align="middle"/>
    </style:style>
    <style:style style:name="gr16" style:family="graphic" style:parent-style-name="objectwithoutfill">
      <style:graphic-properties draw:fill="solid" draw:textarea-vertical-align="middle"/>
    </style:style>
    <style:style style:name="gr17" style:family="graphic" style:parent-style-name="objectwithoutfill">
      <style:graphic-properties draw:stroke="solid" draw:stroke-dash="Fine_20_Dashed" draw:marker-start="" draw:marker-start-width="0.1cm" draw:marker-end="Rounded_20_short_20_Arrow" draw:marker-end-width="0.2cm" draw:fill="solid" draw:textarea-vertical-align="middle"/>
    </style:style>
    <style:style style:name="gr18" style:family="graphic" style:parent-style-name="objectwithoutfill">
      <style:graphic-properties draw:stroke="dash" draw:stroke-dash="Fine_20_Dashed" draw:marker-start="" draw:marker-start-width="0.1cm" draw:marker-end="" draw:marker-end-width="0.2cm" draw:fill="solid" draw:textarea-vertical-align="middle"/>
    </style:style>
    <style:style style:name="gr19" style:family="graphic" style:parent-style-name="objectwithoutfill">
      <style:graphic-properties draw:stroke="dash" draw:stroke-dash="Fine_20_Dashed" svg:stroke-color="#000000" draw:marker-start="" draw:marker-start-width="0.1cm" draw:marker-end="" draw:marker-end-width="0.2cm" draw:fill="solid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6cm" fo:min-width="0cm"/>
      <style:paragraph-properties style:writing-mode="lr-tb"/>
    </style:style>
    <style:style style:name="gr2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2" style:family="graphic" style:parent-style-name="standard">
      <style:graphic-properties draw:fill-color="#000000" draw:textarea-vertical-align="middle"/>
    </style:style>
    <style:style style:name="gr23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812cm" fo:min-width="0.578cm" fo:padding-top="0.165cm" fo:padding-bottom="0.165cm" fo:padding-left="0.29cm" fo:padding-right="0.29cm"/>
    </style:style>
    <style:style style:name="gr25" style:family="graphic" style:parent-style-name="standard">
      <style:graphic-properties draw:stroke="none" svg:stroke-color="#000000" draw:marker-start="" draw:fill-color="#000000" draw:textarea-horizontal-align="justify" draw:textarea-vertical-align="middle" draw:auto-grow-height="false" fo:min-height="0.12cm" fo:min-width="0.0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0.29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.462cm"/>
      <style:paragraph-properties style:writing-mode="lr-tb"/>
    </style:style>
    <style:style style:name="gr28" style:family="graphic" style:parent-style-name="objectwithoutfill">
      <style:graphic-properties draw:stroke="dash" draw:stroke-dash="Fine_20_Dashed" svg:stroke-color="#000000" draw:marker-start="" draw:marker-start-width="0.1cm" draw:marker-end="Square" draw:marker-end-width="0.2cm" draw:fill="solid" draw:textarea-vertical-align="middle"/>
    </style:style>
    <style:style style:name="gr29" style:family="graphic" style:parent-style-name="objectwithoutfill">
      <style:graphic-properties draw:marker-start="" draw:marker-start-width="0.1cm" draw:marker-end="Rounded_20_short_20_Arrow" draw:marker-end-width="0.2cm" draw:fill="solid" draw:textarea-vertical-align="middle"/>
    </style:style>
    <style:style style:name="gr30" style:family="graphic" style:parent-style-name="objectwithoutfill">
      <style:graphic-properties draw:stroke="dash" draw:stroke-dash="Long_20_Dash" draw:marker-start="Circle" draw:marker-start-width="0.1cm" draw:marker-end="Rounded_20_short_20_Arrow" draw:marker-end-width="0.2cm" draw:fill="solid" draw:textarea-vertical-align="middle"/>
    </style:style>
    <style:style style:name="gr31" style:family="graphic" style:parent-style-name="objectwithoutfill">
      <style:graphic-properties draw:stroke="solid" draw:stroke-dash="Fine_20_Dashed" draw:marker-start="" draw:marker-start-width="0.1cm" draw:marker-end="" draw:marker-end-width="0.2cm" draw:fill="solid" draw:textarea-vertical-align="middle"/>
    </style:style>
    <style:style style:name="gr32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2.038cm" fo:min-width="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</style:style>
    <style:style style:name="P3" style:family="paragraph">
      <loext:graphic-properties draw:fill="solid" draw:fill-color="#729fcf"/>
      <style:paragraph-properties fo:text-align="center"/>
    </style:style>
    <style:style style:name="P4" style:family="paragraph">
      <loext:graphic-properties draw:fill="solid" draw:fill-color="#5eb91e"/>
      <style:paragraph-properties fo:text-align="center"/>
    </style:style>
    <style:style style:name="P5" style:family="paragraph">
      <loext:graphic-properties draw:fill="solid" draw:fill-color="#50938a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666666"/>
      <style:paragraph-properties fo:text-align="center"/>
    </style:style>
    <style:style style:name="P8" style:family="paragraph">
      <loext:graphic-properties draw:fill="solid" draw:fill-color="#808080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0pt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24pt" fo:font-weight="bold"/>
    </style:style>
    <style:style style:name="P15" style:family="paragraph">
      <loext:graphic-properties draw:fill="none" draw:fill-color="#ffffff"/>
      <style:paragraph-properties style:writing-mode="lr-tb"/>
      <style:text-properties fo:color="#ffffff" fo:font-size="24pt" fo:font-weight="bold"/>
    </style:style>
    <style:style style:name="P16" style:family="paragraph">
      <loext:graphic-properties draw:fill="solid" draw:fill-color="#dee6ef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14pt"/>
    </style:style>
    <style:style style:name="T1" style:family="text">
      <style:text-properties fo:font-size="10pt"/>
    </style:style>
    <style:style style:name="T2" style:family="text">
      <style:text-properties fo:font-size="24pt" fo:font-weight="bold"/>
    </style:style>
    <style:style style:name="T3" style:family="text">
      <style:text-properties fo:color="#ffffff" fo:font-size="24pt" fo:font-weight="bold"/>
    </style:style>
    <style:style style:name="T4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cm" svg:height="9.7cm" svg:x="6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9.704cm" draw:transform="skewX (0.0010471975511966) rotate (0.0010471975511966) translate (12.1cm 1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cm" svg:height="9.7cm" svg:x="1.7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cm" svg:height="2.245cm" svg:x="2cm" svg:y="4.8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" draw:text-style-name="P4" draw:layer="layout" svg:width="1.838cm" svg:height="1.562cm" svg:x="2cm" svg:y="5.547cm" svg:viewBox="0 0 1839 1563" svg:d="M0 1563c712-3517 1839 0 1839 0z">
          <text:p/>
        </draw:path>
        <draw:path draw:style-name="gr6" draw:text-style-name="P5" draw:layer="layout" svg:width="1.838cm" svg:height="1.232cm" svg:x="3.364cm" svg:y="5.886cm" svg:viewBox="0 0 1839 1233" svg:d="M0 1233c712-2774 1839 0 1839 0z">
          <text:p/>
        </draw:path>
        <draw:custom-shape draw:style-name="gr7" draw:text-style-name="P1" draw:layer="layout" svg:width="0.119cm" svg:height="0.132cm" svg:x="5.12cm" svg:y="5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0.462cm" svg:height="0.519cm" svg:x="2.396cm" svg:y="5.918cm">
          <draw:image xlink:href="Pictures/100015D0000047710000504B5E4079B66EF3ABFB.svg" xlink:type="simple" xlink:show="embed" xlink:actuate="onLoad" loext:mime-type="image/svg+xml">
            <text:p/>
          </draw:image>
          <draw:image xlink:href="Pictures/100002010000029B000002EE1CA6CCFD803C216D.png" xlink:type="simple" xlink:show="embed" xlink:actuate="onLoad" loext:mime-type="image/png"/>
        </draw:frame>
        <draw:frame draw:style-name="gr8" draw:text-style-name="P6" draw:layer="layout" svg:width="0.528cm" svg:height="0.594cm" svg:x="3.783cm" svg:y="6.158cm">
          <draw:image xlink:href="Pictures/100015D0000047710000504B5E4079B66EF3ABFB.svg" xlink:type="simple" xlink:show="embed" xlink:actuate="onLoad" loext:mime-type="image/svg+xml">
            <text:p/>
          </draw:image>
          <draw:image xlink:href="Pictures/100002010000029B000002EE1CA6CCFD803C216D.png" xlink:type="simple" xlink:show="embed" xlink:actuate="onLoad" loext:mime-type="image/png"/>
        </draw:frame>
        <draw:custom-shape draw:style-name="gr9" draw:text-style-name="P2" draw:layer="layout" svg:width="3.5cm" svg:height="2.246cm" svg:x="7cm" svg:y="4.842cm">
          <text:p/>
          <draw:enhanced-geometry svg:viewBox="0 0 21600 21600" draw:type="rectangle" draw:enhanced-path="M 0 0 L 21600 0 21600 21600 0 21600 0 0 Z N"/>
        </draw:custom-shape>
        <draw:path draw:style-name="gr10" draw:text-style-name="P7" draw:layer="layout" svg:width="1.838cm" svg:height="1.562cm" svg:x="7cm" svg:y="5.528cm" svg:viewBox="0 0 1839 1563" svg:d="M0 1563c712-3517 1839 0 1839 0z">
          <text:p/>
        </draw:path>
        <draw:path draw:style-name="gr11" draw:text-style-name="P8" draw:layer="layout" svg:width="1.838cm" svg:height="1.232cm" svg:x="8.364cm" svg:y="5.867cm" svg:viewBox="0 0 1839 1233" svg:d="M0 1233c712-2774 1839 0 1839 0z">
          <text:p/>
        </draw:path>
        <draw:custom-shape draw:style-name="gr7" draw:text-style-name="P1" draw:layer="layout" svg:width="0.118cm" svg:height="0.133cm" svg:x="10.111cm" svg:y="5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0.463cm" svg:height="0.52cm" svg:x="7.396cm" svg:y="5.973cm">
          <draw:image xlink:href="Pictures/100015D0000047710000504B5E4079B66EF3ABFB.svg" xlink:type="simple" xlink:show="embed" xlink:actuate="onLoad" loext:mime-type="image/svg+xml">
            <text:p/>
          </draw:image>
          <draw:image xlink:href="Pictures/100002010000029B000002EE1CA6CCFD803C216D.png" xlink:type="simple" xlink:show="embed" xlink:actuate="onLoad" loext:mime-type="image/png"/>
        </draw:frame>
        <draw:frame draw:style-name="gr13" draw:text-style-name="P6" draw:layer="layout" svg:width="0.463cm" svg:height="0.52cm" svg:x="8.783cm" svg:y="6.171cm">
          <draw:image xlink:href="Pictures/100015D0000047710000504B5E4079B66EF3ABFB.svg" xlink:type="simple" xlink:show="embed" xlink:actuate="onLoad" loext:mime-type="image/svg+xml">
            <text:p/>
          </draw:image>
          <draw:image xlink:href="Pictures/100002010000029B000002EE1CA6CCFD803C216D.png" xlink:type="simple" xlink:show="embed" xlink:actuate="onLoad" loext:mime-type="image/png"/>
        </draw:frame>
        <draw:line draw:style-name="gr14" draw:text-style-name="P9" draw:layer="layout" svg:x1="9.591cm" svg:y1="2.815cm" svg:x2="11.2cm" svg:y2="2.8cm">
          <text:p/>
        </draw:line>
        <draw:line draw:style-name="gr15" draw:text-style-name="P9" draw:layer="layout" svg:x1="9.591cm" svg:y1="1.743cm" svg:x2="9.591cm" svg:y2="3.885cm">
          <text:p/>
        </draw:line>
        <draw:path draw:style-name="gr16" draw:text-style-name="P9" draw:layer="layout" svg:width="0.936cm" svg:height="0.842cm" draw:transform="skewX (0.309446876378595) rotate (1.26920343205028) translate (9.59069034318559cm 2.82413073168115cm)" svg:viewBox="0 0 937 843" svg:d="M0 0c1732 0 531 843 531 843">
          <text:p/>
        </draw:path>
        <draw:path draw:style-name="gr16" draw:text-style-name="P9" draw:layer="layout" svg:width="0.626cm" svg:height="0.416cm" draw:transform="skewX (-0.563741348394168) rotate (1.78756621989259) translate (10.6078446387603cm 3.42733029162569cm)" svg:viewBox="0 0 627 417" svg:d="M627 0c-1160-1-355 417-355 417">
          <text:p/>
        </draw:path>
        <draw:line draw:style-name="gr17" draw:text-style-name="P9" draw:layer="layout" svg:x1="10.172cm" svg:y1="5.3cm" svg:x2="10.221cm" svg:y2="2.815cm">
          <text:p/>
        </draw:line>
        <draw:line draw:style-name="gr18" draw:text-style-name="P9" draw:layer="layout" svg:x1="10.213cm" svg:y1="2.826cm" svg:x2="10.221cm" svg:y2="2.185cm">
          <text:p/>
        </draw:line>
        <draw:line draw:style-name="gr19" draw:text-style-name="P9" draw:layer="layout" svg:x1="9.591cm" svg:y1="2.185cm" svg:x2="13.4cm" svg:y2="2.2cm">
          <text:p/>
        </draw:line>
        <draw:frame draw:style-name="gr20" draw:text-style-name="P11" draw:layer="layout" svg:width="0.705cm" svg:height="0.645cm" svg:x="9.239cm" svg:y="1.3cm">
          <draw:text-box>
            <text:p text:style-name="P10"><text:span text:style-name="T1">+</text:span></text:p>
          </draw:text-box>
        </draw:frame>
        <draw:frame draw:style-name="gr20" draw:text-style-name="P11" draw:layer="layout" svg:width="0.697cm" svg:height="0.645cm" svg:x="9.046cm" svg:y="2.498cm">
          <draw:text-box>
            <text:p text:style-name="P10"><text:span text:style-name="T1">0</text:span></text:p>
          </draw:text-box>
        </draw:frame>
        <draw:frame draw:style-name="gr20" draw:text-style-name="P11" draw:layer="layout" svg:width="0.794cm" svg:height="0.645cm" svg:x="9.249cm" svg:y="3.695cm">
          <draw:text-box>
            <text:p text:style-name="P10"><text:span text:style-name="T1">– </text:span></text:p>
          </draw:text-box>
        </draw:frame>
        <draw:g>
          <draw:custom-shape draw:style-name="gr21" draw:text-style-name="P12" draw:layer="layout" svg:width="0.273cm" svg:height="0.274cm" svg:x="11.304cm" svg:y="2.7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ellipse draw:style-name="gr22" draw:text-style-name="P13" draw:layer="layout" svg:width="0.286cm" svg:height="0.274cm" draw:transform="rotate (-3.14159265358979) translate (11.577cm 3.004cm)" draw:kind="cut" draw:start-angle="88.15" draw:end-angle="270">
            <text:p/>
          </draw:ellipse>
          <draw:line draw:style-name="gr23" draw:text-style-name="P9" draw:layer="layout" svg:x1="11.444cm" svg:y1="2.688cm" svg:x2="11.444cm" svg:y2="2.604cm">
            <text:p/>
          </draw:line>
          <draw:line draw:style-name="gr23" draw:text-style-name="P9" draw:layer="layout" svg:x1="11.444cm" svg:y1="3.13cm" svg:x2="11.444cm" svg:y2="3.046cm">
            <text:p/>
          </draw:line>
          <draw:line draw:style-name="gr23" draw:text-style-name="P9" draw:layer="layout" svg:x1="11.612cm" svg:y1="2.878cm" svg:x2="11.696cm" svg:y2="2.878cm">
            <text:p/>
          </draw:line>
          <draw:line draw:style-name="gr23" draw:text-style-name="P9" draw:layer="layout" svg:x1="11.17cm" svg:y1="2.878cm" svg:x2="11.254cm" svg:y2="2.878cm">
            <text:p/>
          </draw:line>
          <draw:line draw:style-name="gr23" draw:text-style-name="P9" draw:layer="layout" svg:x1="11.266cm" svg:y1="3.058cm" svg:x2="11.325cm" svg:y2="2.999cm">
            <text:p/>
          </draw:line>
          <draw:line draw:style-name="gr23" draw:text-style-name="P9" draw:layer="layout" svg:x1="11.56cm" svg:y1="2.743cm" svg:x2="11.619cm" svg:y2="2.684cm">
            <text:p/>
          </draw:line>
          <draw:line draw:style-name="gr23" draw:text-style-name="P9" draw:layer="layout" svg:x1="11.56cm" svg:y1="3cm" svg:x2="11.619cm" svg:y2="3.059cm">
            <text:p/>
          </draw:line>
          <draw:line draw:style-name="gr23" draw:text-style-name="P9" draw:layer="layout" svg:x1="11.266cm" svg:y1="2.684cm" svg:x2="11.325cm" svg:y2="2.743cm">
            <text:p/>
          </draw:line>
        </draw:g>
        <draw:custom-shape draw:style-name="gr24" draw:text-style-name="P12" draw:layer="layout" svg:width="1.158cm" svg:height="1.142cm" svg:x="12.802cm" svg:y="7.76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158cm" svg:height="1.142cm" svg:x="12.8cm" svg:y="7.767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14" draw:layer="layout" svg:width="0.641cm" svg:height="1.195cm" svg:x="12.702cm" svg:y="7.5cm">
          <draw:text-box>
            <text:p><text:span text:style-name="T2">+</text:span></text:p>
          </draw:text-box>
        </draw:frame>
        <draw:frame draw:style-name="gr27" draw:text-style-name="P15" draw:layer="layout" svg:width="0.778cm" svg:height="2.139cm" svg:x="13.117cm" svg:y="7.971cm">
          <draw:text-box>
            <text:p><text:span text:style-name="T3">– </text:span></text:p>
          </draw:text-box>
        </draw:frame>
        <draw:line draw:style-name="gr28" draw:text-style-name="P9" draw:layer="layout" svg:x1="13.4cm" svg:y1="2.2cm" svg:x2="13.4cm" svg:y2="7.6cm">
          <text:p/>
        </draw:line>
        <draw:line draw:style-name="gr29" draw:text-style-name="P9" draw:layer="layout" svg:x1="3.7cm" svg:y1="8.3cm" svg:x2="12.7cm" svg:y2="8.3cm">
          <text:p/>
        </draw:line>
        <draw:line draw:style-name="gr30" draw:text-style-name="P9" draw:layer="layout" svg:x1="5.148cm" svg:y1="5.383cm" svg:x2="10.1cm" svg:y2="5.368cm">
          <text:p/>
        </draw:line>
        <draw:line draw:style-name="gr31" draw:text-style-name="P9" draw:layer="layout" svg:x1="3.7cm" svg:y1="8.301cm" svg:x2="3.7cm" svg:y2="7.1cm">
          <text:p/>
        </draw:line>
        <draw:custom-shape draw:style-name="gr32" draw:text-style-name="P16" draw:layer="layout" svg:width="3.5cm" svg:height="2.288cm" svg:x="15.2cm" svg:y="7.181cm">
          <text:p/>
          <draw:enhanced-geometry svg:viewBox="0 0 21600 21600" draw:type="rectangle" draw:enhanced-path="M 0 0 L 21600 0 21600 21600 0 21600 0 0 Z N"/>
        </draw:custom-shape>
        <draw:path draw:style-name="gr5" draw:text-style-name="P4" draw:layer="layout" svg:width="1.838cm" svg:height="1.592cm" svg:x="15.2cm" svg:y="7.88cm" svg:viewBox="0 0 1839 1593" svg:d="M0 1593c712-3584 1839 0 1839 0z">
          <text:p/>
        </draw:path>
        <draw:path draw:style-name="gr6" draw:text-style-name="P5" draw:layer="layout" svg:width="1.838cm" svg:height="1.255cm" svg:x="16.564cm" svg:y="8.226cm" svg:viewBox="0 0 1839 1256" svg:d="M0 1256c712-2827 1839 0 1839 0z">
          <text:p/>
        </draw:path>
        <draw:frame draw:style-name="gr8" draw:text-style-name="P6" draw:layer="layout" svg:width="0.471cm" svg:height="0.529cm" svg:x="15.604cm" svg:y="8.271cm">
          <draw:image xlink:href="Pictures/100015D0000047710000504B5E4079B66EF3ABFB.svg" xlink:type="simple" xlink:show="embed" xlink:actuate="onLoad" loext:mime-type="image/svg+xml">
            <text:p/>
          </draw:image>
          <draw:image xlink:href="Pictures/100002010000029B000002EE1CA6CCFD803C216D.png" xlink:type="simple" xlink:show="embed" xlink:actuate="onLoad" loext:mime-type="image/png"/>
        </draw:frame>
        <draw:frame draw:style-name="gr8" draw:text-style-name="P6" draw:layer="layout" svg:width="0.539cm" svg:height="0.605cm" svg:x="17.017cm" svg:y="8.516cm">
          <draw:image xlink:href="Pictures/100015D0000047710000504B5E4079B66EF3ABFB.svg" xlink:type="simple" xlink:show="embed" xlink:actuate="onLoad" loext:mime-type="image/svg+xml">
            <text:p/>
          </draw:image>
          <draw:image xlink:href="Pictures/100002010000029B000002EE1CA6CCFD803C216D.png" xlink:type="simple" xlink:show="embed" xlink:actuate="onLoad" loext:mime-type="image/png"/>
        </draw:frame>
        <draw:line draw:style-name="gr29" draw:text-style-name="P9" draw:layer="layout" svg:x1="14.032cm" svg:y1="8.312cm" svg:x2="15.132cm" svg:y2="8.312cm">
          <text:p/>
        </draw:line>
        <draw:frame draw:style-name="gr33" draw:text-style-name="P17" draw:layer="layout" svg:width="1.242cm" svg:height="1.361cm" svg:x="3.4cm" svg:y="9.801cm">
          <draw:text-box>
            <text:p><text:span text:style-name="T4">1</text:span></text:p>
          </draw:text-box>
        </draw:frame>
        <draw:frame draw:style-name="gr33" draw:text-style-name="P17" draw:layer="layout" svg:width="1.242cm" svg:height="1.361cm" svg:x="8.4cm" svg:y="9.802cm">
          <draw:text-box>
            <text:p><text:span text:style-name="T4">2</text:span></text:p>
          </draw:text-box>
        </draw:frame>
        <draw:frame draw:style-name="gr33" draw:text-style-name="P17" draw:layer="layout" svg:width="1.242cm" svg:height="1.361cm" svg:x="15.2cm" svg:y="9.803cm">
          <draw:text-box>
            <text:p><text:span text:style-name="T4">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marker draw:name="Short_20_line_20_Arrow" draw:display-name="Short line Arrow" svg:viewBox="0 0 3000 3000" svg:d="M1500 0l1500 2789v211h-114l-1286-2392v2392h-200v-2392l-1286 2392h-114v-211z"/>
    <draw:marker draw:name="Square" svg:viewBox="0 0 10 10" svg:d="M0 0h10v10h-10z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17:25:03.857255768</meta:creation-date>
    <dc:date>2020-11-06T14:20:07.260346921</dc:date>
    <meta:editing-duration>PT9H2M55S</meta:editing-duration>
    <meta:editing-cycles>6</meta:editing-cycles>
    <meta:generator>LibreOffice/6.4.5.2$Linux_X86_64 LibreOffice_project/40$Build-2</meta:generator>
    <meta:document-statistic meta:object-count="53"/>
  </office:meta>
</office:document-meta>
</file>